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ring_Comparison_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Cosine_score</text:p>
          </table:table-cell>
          <table:table-cell office:value-type="string" calcext:value-type="string">
            <text:p>Deciphered_count</text:p>
          </table:table-cell>
          <table:table-cell office:value-type="string" calcext:value-type="string">
            <text:p>original_count</text:p>
          </table:table-cell>
          <table:table-cell office:value-type="string" calcext:value-type="string">
            <text:p>levenshtein_dista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pan text:style-name="T1">Correctly</text:span></text:p>
            <text:p><text:span text:style-name="T1">Identified </text:span></text:p>
            <text:p><text:span text:style-name="T1">Characters</text:span></text:p>
            <text:p><text:span text:style-name="T1">Percentage</text:span></text:p>
          </table:table-cell>
        </table:table-row>
        <table:table-row table:style-name="ro2">
          <table:table-cell office:value-type="string" calcext:value-type="string">
            <text:p>Kids_Level.txt</text:p>
          </table:table-cell>
          <table:table-cell office:value-type="float" office:value="0.90737135647286" calcext:value-type="float">
            <text:p>0.90737135647286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7.89873886108398" calcext:value-type="float">
            <text:p>7.89873886108398</text:p>
          </table:table-cell>
          <table:table-cell table:formula="of:=([.D2]-[.E2])/[.D2]*100" office:value-type="float" office:value="98.7373737373737" calcext:value-type="float">
            <text:p>98.7373737373737</text:p>
          </table:table-cell>
        </table:table-row>
        <table:table-row table:style-name="ro2">
          <table:table-cell office:value-type="string" calcext:value-type="string">
            <text:p>GreenlandIceSheet_P2GlobalWarming.txt</text:p>
          </table:table-cell>
          <table:table-cell office:value-type="float" office:value="0.823666498672367" calcext:value-type="float">
            <text:p>0.823666498672367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13" calcext:value-type="float">
            <text:p>13</text:p>
          </table:table-cell>
          <table:table-cell office:value-type="float" office:value="11.7200336456299" calcext:value-type="float">
            <text:p>11.7200336456299</text:p>
          </table:table-cell>
          <table:table-cell table:formula="of:=([.D3]-[.E3])/[.D3]*100" office:value-type="float" office:value="97.7312390924956" calcext:value-type="float">
            <text:p>97.7312390924956</text:p>
          </table:table-cell>
        </table:table-row>
        <table:table-row table:style-name="ro2">
          <table:table-cell office:value-type="string" calcext:value-type="string">
            <text:p>Pumpkin1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15720915794373" calcext:value-type="float">
            <text:p>1.15720915794373</text:p>
          </table:table-cell>
          <table:table-cell table:formula="of:=([.D4]-[.E4])/[.D4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GreelanIceCap_P3Interlaken.txt</text:p>
          </table:table-cell>
          <table:table-cell office:value-type="float" office:value="0.91742353473845" calcext:value-type="float">
            <text:p>0.91742353473845</text:p>
          </table:table-cell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float" office:value="11.4396948814392" calcext:value-type="float">
            <text:p>11.4396948814392</text:p>
          </table:table-cell>
          <table:table-cell table:formula="of:=([.D5]-[.E5])/[.D5]*100" office:value-type="float" office:value="97.2413793103448" calcext:value-type="float">
            <text:p>97.2413793103448</text:p>
          </table:table-cell>
        </table:table-row>
        <table:table-row table:style-name="ro2">
          <table:table-cell office:value-type="string" calcext:value-type="string">
            <text:p>Autumn3_rule.txt</text:p>
          </table:table-cell>
          <table:table-cell office:value-type="float" office:value="0.793856620135735" calcext:value-type="float">
            <text:p>0.79385662013573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34067916870117" calcext:value-type="float">
            <text:p>1.34067916870117</text:p>
          </table:table-cell>
          <table:table-cell table:formula="of:=([.D6]-[.E6])/[.D6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Pumpkin1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64325070381165" calcext:value-type="float">
            <text:p>5.64325070381165</text:p>
          </table:table-cell>
          <table:table-cell table:formula="of:=([.D7]-[.E7])/[.D7]*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Autumn3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35500288009644" calcext:value-type="float">
            <text:p>1.35500288009644</text:p>
          </table:table-cell>
          <table:table-cell table:formula="of:=([.D8]-[.E8])/[.D8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ainyLondon_P1ChildLabour.txt</text:p>
          </table:table-cell>
          <table:table-cell office:value-type="float" office:value="0.85692452744258" calcext:value-type="float">
            <text:p>0.85692452744258</text:p>
          </table:table-cell>
          <table:table-cell office:value-type="float" office:value="721" calcext:value-type="float">
            <text:p>721</text:p>
          </table:table-cell>
          <table:table-cell office:value-type="float" office:value="715" calcext:value-type="float">
            <text:p>715</text:p>
          </table:table-cell>
          <table:table-cell office:value-type="float" office:value="17" calcext:value-type="float">
            <text:p>17</text:p>
          </table:table-cell>
          <table:table-cell office:value-type="float" office:value="14.4166524410248" calcext:value-type="float">
            <text:p>14.4166524410248</text:p>
          </table:table-cell>
          <table:table-cell table:formula="of:=([.D9]-[.E9])/[.D9]*100" office:value-type="float" office:value="97.6223776223776" calcext:value-type="float">
            <text:p>97.6223776223776</text:p>
          </table:table-cell>
        </table:table-row>
        <table:table-row table:style-name="ro2">
          <table:table-cell office:value-type="string" calcext:value-type="string">
            <text:p>Kids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40965819358826" calcext:value-type="float">
            <text:p>1.40965819358826</text:p>
          </table:table-cell>
          <table:table-cell table:formula="of:=([.D10]-[.E10])/[.D10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skills.txt</text:p>
          </table:table-cell>
          <table:table-cell office:value-type="float" office:value="0.670820393249937" calcext:value-type="float">
            <text:p>0.67082039324993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.33557462692261" calcext:value-type="float">
            <text:p>1.33557462692261</text:p>
          </table:table-cell>
          <table:table-cell table:formula="of:=([.D11]-[.E11])/[.D11]*100" office:value-type="float" office:value="96.4285714285714" calcext:value-type="float">
            <text:p>96.4285714285714</text:p>
          </table:table-cell>
        </table:table-row>
        <table:table-row table:style-name="ro2">
          <table:table-cell office:value-type="string" calcext:value-type="string">
            <text:p>RainyLondon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16844367980957" calcext:value-type="float">
            <text:p>1.16844367980957</text:p>
          </table:table-cell>
          <table:table-cell table:formula="of:=([.D12]-[.E12])/[.D12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GreenlandIceSheet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11.5158045291901" calcext:value-type="float">
            <text:p>11.5158045291901</text:p>
          </table:table-cell>
          <table:table-cell table:formula="of:=([.D13]-[.E13])/[.D13]*100" office:value-type="float" office:value="99.1596638655462" calcext:value-type="float">
            <text:p>99.1596638655462</text:p>
          </table:table-cell>
        </table:table-row>
        <table:table-row table:style-name="ro2">
          <table:table-cell office:value-type="string" calcext:value-type="string">
            <text:p>Autumn1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46107769012451" calcext:value-type="float">
            <text:p>1.46107769012451</text:p>
          </table:table-cell>
          <table:table-cell table:formula="of:=([.D14]-[.E14])/[.D14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nlandIceSheet_P1ChildLabour.txt</text:p>
          </table:table-cell>
          <table:table-cell office:value-type="float" office:value="0.840218783670704" calcext:value-type="float">
            <text:p>0.840218783670704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6" calcext:value-type="float">
            <text:p>16</text:p>
          </table:table-cell>
          <table:table-cell office:value-type="float" office:value="14.2896575927734" calcext:value-type="float">
            <text:p>14.2896575927734</text:p>
          </table:table-cell>
          <table:table-cell table:formula="of:=([.D15]-[.E15])/[.D15]*100" office:value-type="float" office:value="97.7622377622378" calcext:value-type="float">
            <text:p>97.7622377622378</text:p>
          </table:table-cell>
        </table:table-row>
        <table:table-row table:style-name="ro2">
          <table:table-cell office:value-type="string" calcext:value-type="string">
            <text:p>Kids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72617387771606" calcext:value-type="float">
            <text:p>5.72617387771606</text:p>
          </table:table-cell>
          <table:table-cell table:formula="of:=([.D16]-[.E16])/[.D16]*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Kids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290602684021" calcext:value-type="float">
            <text:p>1.290602684021</text:p>
          </table:table-cell>
          <table:table-cell table:formula="of:=([.D17]-[.E17])/[.D17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Autumn3_States.txt</text:p>
          </table:table-cell>
          <table:table-cell office:value-type="float" office:value="0.933333333333333" calcext:value-type="float">
            <text:p>0.93333333333333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6.0766589641571" calcext:value-type="float">
            <text:p>6.0766589641571</text:p>
          </table:table-cell>
          <table:table-cell table:formula="of:=([.D18]-[.E18])/[.D18]*100" office:value-type="float" office:value="99.290780141844" calcext:value-type="float">
            <text:p>99.290780141844</text:p>
          </table:table-cell>
        </table:table-row>
        <table:table-row table:style-name="ro2">
          <table:table-cell office:value-type="string" calcext:value-type="string">
            <text:p>Autumn3_Level.txt</text:p>
          </table:table-cell>
          <table:table-cell office:value-type="float" office:value="0.90737135647286" calcext:value-type="float">
            <text:p>0.90737135647286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7.99046683311462" calcext:value-type="float">
            <text:p>7.99046683311462</text:p>
          </table:table-cell>
          <table:table-cell table:formula="of:=([.D19]-[.E19])/[.D19]*100" office:value-type="float" office:value="98.7373737373737" calcext:value-type="float">
            <text:p>98.7373737373737</text:p>
          </table:table-cell>
        </table:table-row>
        <table:table-row table:style-name="ro2">
          <table:table-cell office:value-type="string" calcext:value-type="string">
            <text:p>GreelanIceCap_P2GlobalWarming.txt</text:p>
          </table:table-cell>
          <table:table-cell office:value-type="float" office:value="0.804361815109734" calcext:value-type="float">
            <text:p>0.804361815109734</text:p>
          </table:table-cell>
          <table:table-cell office:value-type="float" office:value="579" calcext:value-type="float">
            <text:p>579</text:p>
          </table:table-cell>
          <table:table-cell office:value-type="float" office:value="573" calcext:value-type="float">
            <text:p>573</text:p>
          </table:table-cell>
          <table:table-cell office:value-type="float" office:value="17" calcext:value-type="float">
            <text:p>17</text:p>
          </table:table-cell>
          <table:table-cell office:value-type="float" office:value="11.1319048404694" calcext:value-type="float">
            <text:p>11.1319048404694</text:p>
          </table:table-cell>
          <table:table-cell table:formula="of:=([.D20]-[.E20])/[.D20]*100" office:value-type="float" office:value="97.0331588132635" calcext:value-type="float">
            <text:p>97.0331588132635</text:p>
          </table:table-cell>
        </table:table-row>
        <table:table-row table:style-name="ro2">
          <table:table-cell office:value-type="string" calcext:value-type="string">
            <text:p>Pumpkin1_P3Interlaken.txt</text:p>
          </table:table-cell>
          <table:table-cell office:value-type="float" office:value="0.931854787382905" calcext:value-type="float">
            <text:p>0.931854787382905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11.6268866062164" calcext:value-type="float">
            <text:p>11.6268866062164</text:p>
          </table:table-cell>
          <table:table-cell table:formula="of:=([.D21]-[.E21])/[.D21]*100" office:value-type="float" office:value="98.1034482758621" calcext:value-type="float">
            <text:p>98.1034482758621</text:p>
          </table:table-cell>
        </table:table-row>
        <table:table-row table:style-name="ro2">
          <table:table-cell office:value-type="string" calcext:value-type="string">
            <text:p>Autumn3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42648029327393" calcext:value-type="float">
            <text:p>1.42648029327393</text:p>
          </table:table-cell>
          <table:table-cell table:formula="of:=([.D22]-[.E22])/[.D22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umpkin1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40768384933472" calcext:value-type="float">
            <text:p>1.40768384933472</text:p>
          </table:table-cell>
          <table:table-cell table:formula="of:=([.D23]-[.E23])/[.D23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tumn3_P2GlobalWarming.txt</text:p>
          </table:table-cell>
          <table:table-cell office:value-type="float" office:value="0.836536287714123" calcext:value-type="float">
            <text:p>0.836536287714123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9" calcext:value-type="float">
            <text:p>9</text:p>
          </table:table-cell>
          <table:table-cell office:value-type="float" office:value="11.6983788013458" calcext:value-type="float">
            <text:p>11.6983788013458</text:p>
          </table:table-cell>
          <table:table-cell table:formula="of:=([.D24]-[.E24])/[.D24]*100" office:value-type="float" office:value="98.4293193717278" calcext:value-type="float">
            <text:p>98.4293193717278</text:p>
          </table:table-cell>
        </table:table-row>
        <table:table-row table:style-name="ro2">
          <table:table-cell office:value-type="string" calcext:value-type="string">
            <text:p>dog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8449583053589" calcext:value-type="float">
            <text:p>1.28449583053589</text:p>
          </table:table-cell>
          <table:table-cell table:formula="of:=([.D25]-[.E25])/[.D25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ainyLondon_P3Interlaken.txt</text:p>
          </table:table-cell>
          <table:table-cell office:value-type="float" office:value="0.919534265866584" calcext:value-type="float">
            <text:p>0.919534265866584</text:p>
          </table:table-cell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float" office:value="12.0277075767517" calcext:value-type="float">
            <text:p>12.0277075767517</text:p>
          </table:table-cell>
          <table:table-cell table:formula="of:=([.D26]-[.E26])/[.D26]*100" office:value-type="float" office:value="97.2413793103448" calcext:value-type="float">
            <text:p>97.2413793103448</text:p>
          </table:table-cell>
        </table:table-row>
        <table:table-row table:style-name="ro2">
          <table:table-cell office:value-type="string" calcext:value-type="string">
            <text:p>Autumn1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40985488891602" calcext:value-type="float">
            <text:p>1.40985488891602</text:p>
          </table:table-cell>
          <table:table-cell table:formula="of:=([.D27]-[.E27])/[.D27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P4Europe.txt</text:p>
          </table:table-cell>
          <table:table-cell office:value-type="float" office:value="0.939070100121036" calcext:value-type="float">
            <text:p>0.939070100121036</text:p>
          </table:table-cell>
          <table:table-cell office:value-type="float" office:value="598" calcext:value-type="float">
            <text:p>598</text:p>
          </table:table-cell>
          <table:table-cell office:value-type="float" office:value="595" calcext:value-type="float">
            <text:p>595</text:p>
          </table:table-cell>
          <table:table-cell office:value-type="float" office:value="13" calcext:value-type="float">
            <text:p>13</text:p>
          </table:table-cell>
          <table:table-cell office:value-type="float" office:value="11.8122878074646" calcext:value-type="float">
            <text:p>11.8122878074646</text:p>
          </table:table-cell>
          <table:table-cell table:formula="of:=([.D28]-[.E28])/[.D28]*100" office:value-type="float" office:value="97.8151260504202" calcext:value-type="float">
            <text:p>97.8151260504202</text:p>
          </table:table-cell>
        </table:table-row>
        <table:table-row table:style-name="ro2">
          <table:table-cell office:value-type="string" calcext:value-type="string">
            <text:p>Pumpkin1_Level.txt</text:p>
          </table:table-cell>
          <table:table-cell office:value-type="float" office:value="0.90737135647286" calcext:value-type="float">
            <text:p>0.90737135647286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7.93964600563049" calcext:value-type="float">
            <text:p>7.93964600563049</text:p>
          </table:table-cell>
          <table:table-cell table:formula="of:=([.D29]-[.E29])/[.D29]*100" office:value-type="float" office:value="98.7373737373737" calcext:value-type="float">
            <text:p>98.7373737373737</text:p>
          </table:table-cell>
        </table:table-row>
        <table:table-row table:style-name="ro2">
          <table:table-cell office:value-type="string" calcext:value-type="string">
            <text:p>Kids_P3Interlaken.txt</text:p>
          </table:table-cell>
          <table:table-cell office:value-type="float" office:value="0.931854787382905" calcext:value-type="float">
            <text:p>0.931854787382905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11.592155456543" calcext:value-type="float">
            <text:p>11.592155456543</text:p>
          </table:table-cell>
          <table:table-cell table:formula="of:=([.D30]-[.E30])/[.D30]*100" office:value-type="float" office:value="98.1034482758621" calcext:value-type="float">
            <text:p>98.1034482758621</text:p>
          </table:table-cell>
        </table:table-row>
        <table:table-row table:style-name="ro2">
          <table:table-cell office:value-type="string" calcext:value-type="string">
            <text:p>GreelanIceCap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.10284328460693" calcext:value-type="float">
            <text:p>1.10284328460693</text:p>
          </table:table-cell>
          <table:table-cell table:formula="of:=([.D31]-[.E31])/[.D31]*100" office:value-type="float" office:value="93.8775510204082" calcext:value-type="float">
            <text:p>93.8775510204082</text:p>
          </table:table-cell>
        </table:table-row>
        <table:table-row table:style-name="ro2">
          <table:table-cell office:value-type="string" calcext:value-type="string">
            <text:p>Pumpkin1_P1ChildLabour.txt</text:p>
          </table:table-cell>
          <table:table-cell office:value-type="float" office:value="0.849451957117635" calcext:value-type="float">
            <text:p>0.849451957117635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3" calcext:value-type="float">
            <text:p>13</text:p>
          </table:table-cell>
          <table:table-cell office:value-type="float" office:value="14.2571578025818" calcext:value-type="float">
            <text:p>14.2571578025818</text:p>
          </table:table-cell>
          <table:table-cell table:formula="of:=([.D32]-[.E32])/[.D32]*100" office:value-type="float" office:value="98.1818181818182" calcext:value-type="float">
            <text:p>98.1818181818182</text:p>
          </table:table-cell>
        </table:table-row>
        <table:table-row table:style-name="ro2">
          <table:table-cell office:value-type="string" calcext:value-type="string">
            <text:p>GreenlandIceSheet_Workflow.txt</text:p>
          </table:table-cell>
          <table:table-cell office:value-type="float" office:value="0.668153104781061" calcext:value-type="float">
            <text:p>0.66815310478106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.32952165603638" calcext:value-type="float">
            <text:p>1.32952165603638</text:p>
          </table:table-cell>
          <table:table-cell table:formula="of:=([.D33]-[.E33])/[.D33]*100" office:value-type="float" office:value="98.4848484848485" calcext:value-type="float">
            <text:p>98.4848484848485</text:p>
          </table:table-cell>
        </table:table-row>
        <table:table-row table:style-name="ro2">
          <table:table-cell office:value-type="string" calcext:value-type="string">
            <text:p>GreelanIceCap_P5Tamil.txt</text:p>
          </table:table-cell>
          <table:table-cell office:value-type="float" office:value="0.929358301824347" calcext:value-type="float">
            <text:p>0.929358301824347</text:p>
          </table:table-cell>
          <table:table-cell office:value-type="float" office:value="721" calcext:value-type="float">
            <text:p>721</text:p>
          </table:table-cell>
          <table:table-cell office:value-type="float" office:value="714" calcext:value-type="float">
            <text:p>714</text:p>
          </table:table-cell>
          <table:table-cell office:value-type="float" office:value="19" calcext:value-type="float">
            <text:p>19</text:p>
          </table:table-cell>
          <table:table-cell office:value-type="float" office:value="14.9785449504852" calcext:value-type="float">
            <text:p>14.9785449504852</text:p>
          </table:table-cell>
          <table:table-cell table:formula="of:=([.D34]-[.E34])/[.D34]*100" office:value-type="float" office:value="97.3389355742297" calcext:value-type="float">
            <text:p>97.3389355742297</text:p>
          </table:table-cell>
        </table:table-row>
        <table:table-row table:style-name="ro2">
          <table:table-cell office:value-type="string" calcext:value-type="string">
            <text:p>Autumn3_P3Interlaken.txt</text:p>
          </table:table-cell>
          <table:table-cell office:value-type="float" office:value="0.931854787382905" calcext:value-type="float">
            <text:p>0.931854787382905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11.6064596176147" calcext:value-type="float">
            <text:p>11.6064596176147</text:p>
          </table:table-cell>
          <table:table-cell table:formula="of:=([.D35]-[.E35])/[.D35]*100" office:value-type="float" office:value="98.1034482758621" calcext:value-type="float">
            <text:p>98.1034482758621</text:p>
          </table:table-cell>
        </table:table-row>
        <table:table-row table:style-name="ro2">
          <table:table-cell office:value-type="string" calcext:value-type="string">
            <text:p>Autumn1_P4Europe.txt</text:p>
          </table:table-cell>
          <table:table-cell office:value-type="float" office:value="0.941652742634692" calcext:value-type="float">
            <text:p>0.94165274263469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12.5600483417511" calcext:value-type="float">
            <text:p>12.5600483417511</text:p>
          </table:table-cell>
          <table:table-cell table:formula="of:=([.D36]-[.E36])/[.D36]*100" office:value-type="float" office:value="99.1596638655462" calcext:value-type="float">
            <text:p>99.1596638655462</text:p>
          </table:table-cell>
        </table:table-row>
        <table:table-row table:style-name="ro2">
          <table:table-cell office:value-type="string" calcext:value-type="string">
            <text:p>Autumn3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4852108955383" calcext:value-type="float">
            <text:p>1.24852108955383</text:p>
          </table:table-cell>
          <table:table-cell table:formula="of:=([.D37]-[.E37])/[.D37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Kids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3657078742981" calcext:value-type="float">
            <text:p>1.3657078742981</text:p>
          </table:table-cell>
          <table:table-cell table:formula="of:=([.D38]-[.E38])/[.D38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Kids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11.9644641876221" calcext:value-type="float">
            <text:p>11.9644641876221</text:p>
          </table:table-cell>
          <table:table-cell table:formula="of:=([.D39]-[.E39])/[.D39]*100" office:value-type="float" office:value="99.1596638655462" calcext:value-type="float">
            <text:p>99.1596638655462</text:p>
          </table:table-cell>
        </table:table-row>
        <table:table-row table:style-name="ro2">
          <table:table-cell office:value-type="string" calcext:value-type="string">
            <text:p>Autumn1_Level.txt</text:p>
          </table:table-cell>
          <table:table-cell office:value-type="float" office:value="0.896728888453195" calcext:value-type="float">
            <text:p>0.896728888453195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7.74224352836609" calcext:value-type="float">
            <text:p>7.74224352836609</text:p>
          </table:table-cell>
          <table:table-cell table:formula="of:=([.D40]-[.E40])/[.D40]*100" office:value-type="float" office:value="98.4848484848485" calcext:value-type="float">
            <text:p>98.4848484848485</text:p>
          </table:table-cell>
        </table:table-row>
        <table:table-row table:style-name="ro2">
          <table:table-cell office:value-type="string" calcext:value-type="string">
            <text:p>GreenlandIceSheet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0451951026917" calcext:value-type="float">
            <text:p>1.20451951026917</text:p>
          </table:table-cell>
          <table:table-cell table:formula="of:=([.D41]-[.E41])/[.D41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tumn3_P5Tamil.txt</text:p>
          </table:table-cell>
          <table:table-cell office:value-type="float" office:value="0.927503873845582" calcext:value-type="float">
            <text:p>0.927503873845582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2" calcext:value-type="float">
            <text:p>12</text:p>
          </table:table-cell>
          <table:table-cell office:value-type="float" office:value="14.2842547893524" calcext:value-type="float">
            <text:p>14.2842547893524</text:p>
          </table:table-cell>
          <table:table-cell table:formula="of:=([.D42]-[.E42])/[.D42]*100" office:value-type="float" office:value="98.3193277310924" calcext:value-type="float">
            <text:p>98.3193277310924</text:p>
          </table:table-cell>
        </table:table-row>
        <table:table-row table:style-name="ro2">
          <table:table-cell office:value-type="string" calcext:value-type="string">
            <text:p>Pumpkin1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4419379234314" calcext:value-type="float">
            <text:p>1.4419379234314</text:p>
          </table:table-cell>
          <table:table-cell table:formula="of:=([.D43]-[.E43])/[.D43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P1ChildLabour.txt</text:p>
          </table:table-cell>
          <table:table-cell office:value-type="float" office:value="0.835068159244925" calcext:value-type="float">
            <text:p>0.835068159244925</text:p>
          </table:table-cell>
          <table:table-cell office:value-type="float" office:value="721" calcext:value-type="float">
            <text:p>721</text:p>
          </table:table-cell>
          <table:table-cell office:value-type="float" office:value="715" calcext:value-type="float">
            <text:p>715</text:p>
          </table:table-cell>
          <table:table-cell office:value-type="float" office:value="22" calcext:value-type="float">
            <text:p>22</text:p>
          </table:table-cell>
          <table:table-cell office:value-type="float" office:value="14.1624066829681" calcext:value-type="float">
            <text:p>14.1624066829681</text:p>
          </table:table-cell>
          <table:table-cell table:formula="of:=([.D44]-[.E44])/[.D44]*100" office:value-type="float" office:value="96.9230769230769" calcext:value-type="float">
            <text:p>96.9230769230769</text:p>
          </table:table-cell>
        </table:table-row>
        <table:table-row table:style-name="ro2">
          <table:table-cell office:value-type="string" calcext:value-type="string">
            <text:p>GreenlandIceSheet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92881870269775" calcext:value-type="float">
            <text:p>5.92881870269775</text:p>
          </table:table-cell>
          <table:table-cell table:formula="of:=([.D45]-[.E45])/[.D45]*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Autumn1_P2GlobalWarming.txt</text:p>
          </table:table-cell>
          <table:table-cell office:value-type="float" office:value="0.842971182235001" calcext:value-type="float">
            <text:p>0.842971182235001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12.0620515346527" calcext:value-type="float">
            <text:p>12.0620515346527</text:p>
          </table:table-cell>
          <table:table-cell table:formula="of:=([.D46]-[.E46])/[.D46]*100" office:value-type="float" office:value="98.6038394415358" calcext:value-type="float">
            <text:p>98.6038394415358</text:p>
          </table:table-cell>
        </table:table-row>
        <table:table-row table:style-name="ro2">
          <table:table-cell office:value-type="string" calcext:value-type="string">
            <text:p>GreenlandIceSheet_P5Tamil.txt</text:p>
          </table:table-cell>
          <table:table-cell office:value-type="float" office:value="0.932562985623742" calcext:value-type="float">
            <text:p>0.932562985623742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4" calcext:value-type="float">
            <text:p>14</text:p>
          </table:table-cell>
          <table:table-cell office:value-type="float" office:value="14.2773463726044" calcext:value-type="float">
            <text:p>14.2773463726044</text:p>
          </table:table-cell>
          <table:table-cell table:formula="of:=([.D47]-[.E47])/[.D47]*100" office:value-type="float" office:value="98.0392156862745" calcext:value-type="float">
            <text:p>98.0392156862745</text:p>
          </table:table-cell>
        </table:table-row>
        <table:table-row table:style-name="ro2">
          <table:table-cell office:value-type="string" calcext:value-type="string">
            <text:p>Autumn1_P5Tamil.txt</text:p>
          </table:table-cell>
          <table:table-cell office:value-type="float" office:value="0.934095161081018" calcext:value-type="float">
            <text:p>0.934095161081018</text:p>
          </table:table-cell>
          <table:table-cell office:value-type="float" office:value="719" calcext:value-type="float">
            <text:p>719</text:p>
          </table:table-cell>
          <table:table-cell office:value-type="float" office:value="714" calcext:value-type="float">
            <text:p>714</text:p>
          </table:table-cell>
          <table:table-cell office:value-type="float" office:value="12" calcext:value-type="float">
            <text:p>12</text:p>
          </table:table-cell>
          <table:table-cell office:value-type="float" office:value="14.2018687725067" calcext:value-type="float">
            <text:p>14.2018687725067</text:p>
          </table:table-cell>
          <table:table-cell table:formula="of:=([.D48]-[.E48])/[.D48]*100" office:value-type="float" office:value="98.3193277310924" calcext:value-type="float">
            <text:p>98.3193277310924</text:p>
          </table:table-cell>
        </table:table-row>
        <table:table-row table:style-name="ro2">
          <table:table-cell office:value-type="string" calcext:value-type="string">
            <text:p>GreenlandIceSheet_Sensore.txt</text:p>
          </table:table-cell>
          <table:table-cell office:value-type="float" office:value="0.928571428571429" calcext:value-type="float">
            <text:p>0.92857142857142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.4316086769104" calcext:value-type="float">
            <text:p>1.4316086769104</text:p>
          </table:table-cell>
          <table:table-cell table:formula="of:=([.D49]-[.E49])/[.D49]*100" office:value-type="float" office:value="98.6301369863014" calcext:value-type="float">
            <text:p>98.6301369863014</text:p>
          </table:table-cell>
        </table:table-row>
        <table:table-row table:style-name="ro2">
          <table:table-cell office:value-type="string" calcext:value-type="string">
            <text:p>FamilyRunningMAsk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12733960151672" calcext:value-type="float">
            <text:p>1.12733960151672</text:p>
          </table:table-cell>
          <table:table-cell table:formula="of:=([.D50]-[.E50])/[.D50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Autumn3_P1ChildLabour.txt</text:p>
          </table:table-cell>
          <table:table-cell office:value-type="float" office:value="0.849451957117635" calcext:value-type="float">
            <text:p>0.849451957117635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4" calcext:value-type="float">
            <text:p>14</text:p>
          </table:table-cell>
          <table:table-cell office:value-type="float" office:value="14.8049969673157" calcext:value-type="float">
            <text:p>14.8049969673157</text:p>
          </table:table-cell>
          <table:table-cell table:formula="of:=([.D51]-[.E51])/[.D51]*100" office:value-type="float" office:value="98.041958041958" calcext:value-type="float">
            <text:p>98.041958041958</text:p>
          </table:table-cell>
        </table:table-row>
        <table:table-row table:style-name="ro2">
          <table:table-cell office:value-type="string" calcext:value-type="string">
            <text:p>RainyLondon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1795511245728" calcext:value-type="float">
            <text:p>1.21795511245728</text:p>
          </table:table-cell>
          <table:table-cell table:formula="of:=([.D52]-[.E52])/[.D52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umpkin1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8010749816895" calcext:value-type="float">
            <text:p>1.28010749816895</text:p>
          </table:table-cell>
          <table:table-cell table:formula="of:=([.D53]-[.E53])/[.D53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tumn1_P1ChildLabour.txt</text:p>
          </table:table-cell>
          <table:table-cell office:value-type="float" office:value="0.84483537039417" calcext:value-type="float">
            <text:p>0.84483537039417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5" calcext:value-type="float">
            <text:p>15</text:p>
          </table:table-cell>
          <table:table-cell office:value-type="float" office:value="14.3092217445374" calcext:value-type="float">
            <text:p>14.3092217445374</text:p>
          </table:table-cell>
          <table:table-cell table:formula="of:=([.D54]-[.E54])/[.D54]*100" office:value-type="float" office:value="97.9020979020979" calcext:value-type="float">
            <text:p>97.9020979020979</text:p>
          </table:table-cell>
        </table:table-row>
        <table:table-row table:style-name="ro2">
          <table:table-cell office:value-type="string" calcext:value-type="string">
            <text:p>Autumn1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30010628700256" calcext:value-type="float">
            <text:p>1.30010628700256</text:p>
          </table:table-cell>
          <table:table-cell table:formula="of:=([.D55]-[.E55])/[.D55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FamilyRunningMAsk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7717685699463" calcext:value-type="float">
            <text:p>1.27717685699463</text:p>
          </table:table-cell>
          <table:table-cell table:formula="of:=([.D56]-[.E56])/[.D56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nlandIceSheet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11808466911316" calcext:value-type="float">
            <text:p>1.11808466911316</text:p>
          </table:table-cell>
          <table:table-cell table:formula="of:=([.D57]-[.E57])/[.D57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Pumpkin1_P2GlobalWarming.txt</text:p>
          </table:table-cell>
          <table:table-cell office:value-type="float" office:value="0.842971182235001" calcext:value-type="float">
            <text:p>0.842971182235001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11.4157438278198" calcext:value-type="float">
            <text:p>11.4157438278198</text:p>
          </table:table-cell>
          <table:table-cell table:formula="of:=([.D58]-[.E58])/[.D58]*100" office:value-type="float" office:value="98.6038394415358" calcext:value-type="float">
            <text:p>98.6038394415358</text:p>
          </table:table-cell>
        </table:table-row>
        <table:table-row table:style-name="ro2">
          <table:table-cell office:value-type="string" calcext:value-type="string">
            <text:p>GreelanIceCap_Level.txt</text:p>
          </table:table-cell>
          <table:table-cell office:value-type="float" office:value="0.90737135647286" calcext:value-type="float">
            <text:p>0.90737135647286</text:p>
          </table:table-cell>
          <table:table-cell office:value-type="float" office:value="399" calcext:value-type="float">
            <text:p>399</text:p>
          </table:table-cell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7.68423247337341" calcext:value-type="float">
            <text:p>7.68423247337341</text:p>
          </table:table-cell>
          <table:table-cell table:formula="of:=([.D59]-[.E59])/[.D59]*100" office:value-type="float" office:value="96.4646464646465" calcext:value-type="float">
            <text:p>96.4646464646465</text:p>
          </table:table-cell>
        </table:table-row>
        <table:table-row table:style-name="ro2">
          <table:table-cell office:value-type="string" calcext:value-type="string">
            <text:p>Kids_P5Tamil.txt</text:p>
          </table:table-cell>
          <table:table-cell office:value-type="float" office:value="0.935767669423136" calcext:value-type="float">
            <text:p>0.935767669423136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1" calcext:value-type="float">
            <text:p>11</text:p>
          </table:table-cell>
          <table:table-cell office:value-type="float" office:value="14.0563564300537" calcext:value-type="float">
            <text:p>14.0563564300537</text:p>
          </table:table-cell>
          <table:table-cell table:formula="of:=([.D60]-[.E60])/[.D60]*100" office:value-type="float" office:value="98.4593837535014" calcext:value-type="float">
            <text:p>98.4593837535014</text:p>
          </table:table-cell>
        </table:table-row>
        <table:table-row table:style-name="ro2">
          <table:table-cell office:value-type="string" calcext:value-type="string">
            <text:p>FamilyRunningMAsk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38871335983276" calcext:value-type="float">
            <text:p>1.38871335983276</text:p>
          </table:table-cell>
          <table:table-cell table:formula="of:=([.D61]-[.E61])/[.D61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Sensore.txt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.48402380943298" calcext:value-type="float">
            <text:p>1.48402380943298</text:p>
          </table:table-cell>
          <table:table-cell table:formula="of:=([.D62]-[.E62])/[.D62]*100" office:value-type="float" office:value="94.5205479452055" calcext:value-type="float">
            <text:p>94.5205479452055</text:p>
          </table:table-cell>
        </table:table-row>
        <table:table-row table:style-name="ro2">
          <table:table-cell office:value-type="string" calcext:value-type="string">
            <text:p>Kids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2449660301209" calcext:value-type="float">
            <text:p>1.22449660301209</text:p>
          </table:table-cell>
          <table:table-cell table:formula="of:=([.D63]-[.E63])/[.D63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tumn3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12.2760767936707" calcext:value-type="float">
            <text:p>12.2760767936707</text:p>
          </table:table-cell>
          <table:table-cell table:formula="of:=([.D64]-[.E64])/[.D64]*100" office:value-type="float" office:value="99.1596638655462" calcext:value-type="float">
            <text:p>99.1596638655462</text:p>
          </table:table-cell>
        </table:table-row>
        <table:table-row table:style-name="ro2">
          <table:table-cell office:value-type="string" calcext:value-type="string">
            <text:p>RainyLondon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92154312133789" calcext:value-type="float">
            <text:p>5.92154312133789</text:p>
          </table:table-cell>
          <table:table-cell table:formula="of:=([.D65]-[.E65])/[.D65]*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Kids_P2GlobalWarming.txt</text:p>
          </table:table-cell>
          <table:table-cell office:value-type="float" office:value="0.836536287714123" calcext:value-type="float">
            <text:p>0.836536287714123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9" calcext:value-type="float">
            <text:p>9</text:p>
          </table:table-cell>
          <table:table-cell office:value-type="float" office:value="11.4098117351532" calcext:value-type="float">
            <text:p>11.4098117351532</text:p>
          </table:table-cell>
          <table:table-cell table:formula="of:=([.D66]-[.E66])/[.D66]*100" office:value-type="float" office:value="98.4293193717278" calcext:value-type="float">
            <text:p>98.4293193717278</text:p>
          </table:table-cell>
        </table:table-row>
        <table:table-row table:style-name="ro2">
          <table:table-cell office:value-type="string" calcext:value-type="string">
            <text:p>GreenlandIceSheet_Level.txt</text:p>
          </table:table-cell>
          <table:table-cell office:value-type="float" office:value="0.923548868801869" calcext:value-type="float">
            <text:p>0.923548868801869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7.66825556755066" calcext:value-type="float">
            <text:p>7.66825556755066</text:p>
          </table:table-cell>
          <table:table-cell table:formula="of:=([.D67]-[.E67])/[.D67]*100" office:value-type="float" office:value="98.4848484848485" calcext:value-type="float">
            <text:p>98.4848484848485</text:p>
          </table:table-cell>
        </table:table-row>
        <table:table-row table:style-name="ro2">
          <table:table-cell office:value-type="string" calcext:value-type="string">
            <text:p>GreelanIceCap_States.txt</text:p>
          </table:table-cell>
          <table:table-cell office:value-type="float" office:value="0.839146391678274" calcext:value-type="float">
            <text:p>0.83914639167827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5.67992901802063" calcext:value-type="float">
            <text:p>5.67992901802063</text:p>
          </table:table-cell>
          <table:table-cell table:formula="of:=([.D68]-[.E68])/[.D68]*100" office:value-type="float" office:value="97.1631205673759" calcext:value-type="float">
            <text:p>97.1631205673759</text:p>
          </table:table-cell>
        </table:table-row>
        <table:table-row table:style-name="ro2">
          <table:table-cell office:value-type="string" calcext:value-type="string">
            <text:p>RainyLondon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6" calcext:value-type="float">
            <text:p>6</text:p>
          </table:table-cell>
          <table:table-cell office:value-type="float" office:value="12.0761702060699" calcext:value-type="float">
            <text:p>12.0761702060699</text:p>
          </table:table-cell>
          <table:table-cell table:formula="of:=([.D69]-[.E69])/[.D69]*100" office:value-type="float" office:value="98.9915966386555" calcext:value-type="float">
            <text:p>98.9915966386555</text:p>
          </table:table-cell>
        </table:table-row>
        <table:table-row table:style-name="ro2">
          <table:table-cell office:value-type="string" calcext:value-type="string">
            <text:p>RainyLondon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66297292709351" calcext:value-type="float">
            <text:p>1.66297292709351</text:p>
          </table:table-cell>
          <table:table-cell table:formula="of:=([.D70]-[.E70])/[.D70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ainyLondon_Level.txt</text:p>
          </table:table-cell>
          <table:table-cell office:value-type="float" office:value="0.90737135647286" calcext:value-type="float">
            <text:p>0.90737135647286</text:p>
          </table:table-cell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office:value-type="float" office:value="8" calcext:value-type="float">
            <text:p>8</text:p>
          </table:table-cell>
          <table:table-cell office:value-type="float" office:value="7.76622533798218" calcext:value-type="float">
            <text:p>7.76622533798218</text:p>
          </table:table-cell>
          <table:table-cell table:formula="of:=([.D71]-[.E71])/[.D71]*100" office:value-type="float" office:value="97.979797979798" calcext:value-type="float">
            <text:p>97.979797979798</text:p>
          </table:table-cell>
        </table:table-row>
        <table:table-row table:style-name="ro2">
          <table:table-cell office:value-type="string" calcext:value-type="string">
            <text:p>FamilyRunningMAsk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37226605415344" calcext:value-type="float">
            <text:p>1.37226605415344</text:p>
          </table:table-cell>
          <table:table-cell table:formula="of:=([.D72]-[.E72])/[.D72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Workflow.txt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.37082123756409" calcext:value-type="float">
            <text:p>1.37082123756409</text:p>
          </table:table-cell>
          <table:table-cell table:formula="of:=([.D73]-[.E73])/[.D73]*100" office:value-type="float" office:value="90.9090909090909" calcext:value-type="float">
            <text:p>90.9090909090909</text:p>
          </table:table-cell>
        </table:table-row>
        <table:table-row table:style-name="ro2">
          <table:table-cell office:value-type="string" calcext:value-type="string">
            <text:p>Autumn1_P3Interlaken.txt</text:p>
          </table:table-cell>
          <table:table-cell office:value-type="float" office:value="0.931854787382905" calcext:value-type="float">
            <text:p>0.931854787382905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11.5634984970093" calcext:value-type="float">
            <text:p>11.5634984970093</text:p>
          </table:table-cell>
          <table:table-cell table:formula="of:=([.D74]-[.E74])/[.D74]*100" office:value-type="float" office:value="98.1034482758621" calcext:value-type="float">
            <text:p>98.1034482758621</text:p>
          </table:table-cell>
        </table:table-row>
        <table:table-row table:style-name="ro2">
          <table:table-cell office:value-type="string" calcext:value-type="string">
            <text:p>dog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32156777381897" calcext:value-type="float">
            <text:p>1.32156777381897</text:p>
          </table:table-cell>
          <table:table-cell table:formula="of:=([.D75]-[.E75])/[.D75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umpkin1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4" calcext:value-type="float">
            <text:p>4</text:p>
          </table:table-cell>
          <table:table-cell office:value-type="float" office:value="11.9098250865936" calcext:value-type="float">
            <text:p>11.9098250865936</text:p>
          </table:table-cell>
          <table:table-cell table:formula="of:=([.D76]-[.E76])/[.D76]*100" office:value-type="float" office:value="99.327731092437" calcext:value-type="float">
            <text:p>99.327731092437</text:p>
          </table:table-cell>
        </table:table-row>
        <table:table-row table:style-name="ro2">
          <table:table-cell office:value-type="string" calcext:value-type="string">
            <text:p>Autumn1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13257575035095" calcext:value-type="float">
            <text:p>1.13257575035095</text:p>
          </table:table-cell>
          <table:table-cell table:formula="of:=([.D77]-[.E77])/[.D77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Kids_P1ChildLabour.txt</text:p>
          </table:table-cell>
          <table:table-cell office:value-type="float" office:value="0.849451957117635" calcext:value-type="float">
            <text:p>0.849451957117635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3" calcext:value-type="float">
            <text:p>13</text:p>
          </table:table-cell>
          <table:table-cell office:value-type="float" office:value="14.3686673641205" calcext:value-type="float">
            <text:p>14.3686673641205</text:p>
          </table:table-cell>
          <table:table-cell table:formula="of:=([.D78]-[.E78])/[.D78]*100" office:value-type="float" office:value="98.1818181818182" calcext:value-type="float">
            <text:p>98.1818181818182</text:p>
          </table:table-cell>
        </table:table-row>
        <table:table-row table:style-name="ro2">
          <table:table-cell office:value-type="string" calcext:value-type="string">
            <text:p>RainyLondon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37023043632507" calcext:value-type="float">
            <text:p>1.37023043632507</text:p>
          </table:table-cell>
          <table:table-cell table:formula="of:=([.D79]-[.E79])/[.D79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ainyLondon_P5Tamil.txt</text:p>
          </table:table-cell>
          <table:table-cell office:value-type="float" office:value="0.926274887109163" calcext:value-type="float">
            <text:p>0.926274887109163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3" calcext:value-type="float">
            <text:p>13</text:p>
          </table:table-cell>
          <table:table-cell office:value-type="float" office:value="14.1052248477936" calcext:value-type="float">
            <text:p>14.1052248477936</text:p>
          </table:table-cell>
          <table:table-cell table:formula="of:=([.D80]-[.E80])/[.D80]*100" office:value-type="float" office:value="98.1792717086835" calcext:value-type="float">
            <text:p>98.1792717086835</text:p>
          </table:table-cell>
        </table:table-row>
        <table:table-row table:style-name="ro2">
          <table:table-cell office:value-type="string" calcext:value-type="string">
            <text:p>Pumpkin1_P5Tamil.txt</text:p>
          </table:table-cell>
          <table:table-cell office:value-type="float" office:value="0.935767669423136" calcext:value-type="float">
            <text:p>0.935767669423136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1" calcext:value-type="float">
            <text:p>11</text:p>
          </table:table-cell>
          <table:table-cell office:value-type="float" office:value="14.1901688575745" calcext:value-type="float">
            <text:p>14.1901688575745</text:p>
          </table:table-cell>
          <table:table-cell table:formula="of:=([.D81]-[.E81])/[.D81]*100" office:value-type="float" office:value="98.4593837535014" calcext:value-type="float">
            <text:p>98.4593837535014</text:p>
          </table:table-cell>
        </table:table-row>
        <table:table-row table:style-name="ro2">
          <table:table-cell office:value-type="string" calcext:value-type="string">
            <text:p>Autumn1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72337365150452" calcext:value-type="float">
            <text:p>5.72337365150452</text:p>
          </table:table-cell>
          <table:table-cell table:formula="of:=([.D82]-[.E82])/[.D82]*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GreenlandIceSheet_P3Interlaken.txt</text:p>
          </table:table-cell>
          <table:table-cell office:value-type="float" office:value="0.925870201303688" calcext:value-type="float">
            <text:p>0.925870201303688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2" calcext:value-type="float">
            <text:p>12</text:p>
          </table:table-cell>
          <table:table-cell office:value-type="float" office:value="11.8069984912872" calcext:value-type="float">
            <text:p>11.8069984912872</text:p>
          </table:table-cell>
          <table:table-cell table:formula="of:=([.D83]-[.E83])/[.D83]*100" office:value-type="float" office:value="97.9310344827586" calcext:value-type="float">
            <text:p>97.9310344827586</text:p>
          </table:table-cell>
        </table:table-row>
        <table:table-row table:style-name="ro2">
          <table:table-cell office:value-type="string" calcext:value-type="string">
            <text:p>RainyLondon_P2GlobalWarming.txt</text:p>
          </table:table-cell>
          <table:table-cell office:value-type="float" office:value="0.833521732728752" calcext:value-type="float">
            <text:p>0.833521732728752</text:p>
          </table:table-cell>
          <table:table-cell office:value-type="float" office:value="575" calcext:value-type="float">
            <text:p>575</text:p>
          </table:table-cell>
          <table:table-cell office:value-type="float" office:value="573" calcext:value-type="float">
            <text:p>573</text:p>
          </table:table-cell>
          <table:table-cell office:value-type="float" office:value="11" calcext:value-type="float">
            <text:p>11</text:p>
          </table:table-cell>
          <table:table-cell office:value-type="float" office:value="11.3169877529144" calcext:value-type="float">
            <text:p>11.3169877529144</text:p>
          </table:table-cell>
          <table:table-cell table:formula="of:=([.D84]-[.E84])/[.D84]*100" office:value-type="float" office:value="98.0802792321117" calcext:value-type="float">
            <text:p>98.0802792321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6T16:46:31.084240193</dc:date>
    <meta:editing-duration>PT58S</meta:editing-duration>
    <meta:editing-cycles>1</meta:editing-cycles>
    <meta:document-statistic meta:table-count="1" meta:cell-count="588" meta:object-count="0"/>
    <meta:generator>LibreOffice/6.4.7.2$Linux_X86_64 LibreOffice_project/40$Build-2</meta:generator>
  </office:meta>
</office:document-meta>
</file>